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7mm"/>
    </style:style>
    <style:style style:name="co2" style:family="table-column">
      <style:table-column-properties fo:break-before="auto" style:column-width="120mm"/>
    </style:style>
    <style:style style:name="co3" style:family="table-column">
      <style:table-column-properties fo:break-before="auto" style:column-width="25.95mm"/>
    </style:style>
    <style:style style:name="co4" style:family="table-column">
      <style:table-column-properties fo:break-before="auto" style:column-width="22.58mm"/>
    </style:style>
    <style:style style:name="co5" style:family="table-column">
      <style:table-column-properties fo:break-before="auto" style:column-width="49.83mm"/>
    </style:style>
    <style:style style:name="co6" style:family="table-column">
      <style:table-column-properties fo:break-before="auto" style:column-width="34.94mm"/>
    </style:style>
    <style:style style:name="co7" style:family="table-column">
      <style:table-column-properties fo:break-before="auto" style:column-width="2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no-wrap"/>
    </style:style>
    <style:style style:name="ce4"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style>
    <style:style style:name="ce18" style:family="table-cell" style:parent-style-name="Default">
      <style:table-cell-properties fo:background-color="#0066b3" style:text-align-source="fix" style:repeat-content="false" fo:wrap-option="no-wrap" fo:border="none"/>
      <style:paragraph-properties fo:text-align="center" fo:margin-left="0mm"/>
      <style:text-properties fo:color="#ffffff" fo:font-weight="bold" style:font-weight-asian="bold" style:font-weight-complex="bold"/>
    </style:style>
    <style:style style:name="ce1"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S'.B1"/>
    </style:style>
    <style:style style:name="ce20"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S'.B2"/>
    </style:style>
    <style:style style:name="ce10"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style>
    <style:style style:name="ce22"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EXAMPLE TIER'.$B$2]=&quot;no&quot;)" style:apply-style-name="Unused" style:base-cell-address="'tier S'.B2"/>
    </style:style>
    <style:style style:name="ce23"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style>
    <style:style style:name="ce9" style:family="table-cell" style:parent-style-name="Default">
      <style:table-cell-properties style:text-align-source="fix" style:repeat-content="false"/>
      <style:paragraph-properties fo:text-align="center" fo:margin-left="0mm"/>
    </style:style>
    <style:style style:name="ce25"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EXAMPLE TIER'.$B$2]=&quot;no&quot;)" style:apply-style-name="Unused_20_Left_20_Aligned" style:base-cell-address="'tier S'.D2"/>
    </style:style>
    <style:style style:name="ce26"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A'.B1"/>
    </style:style>
    <style:style style:name="ce27"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A'.B2"/>
    </style:style>
    <style:style style:name="ce28"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ADR!.$B$2 &lt;&gt; &quot;yes&quot;)" style:apply-style-name="Unused_20_Header" style:base-cell-address="'tier A'.C1"/>
    </style:style>
    <style:style style:name="ce29"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ADR!.$B$2 &lt;&gt; &quot;yes&quot;)" style:apply-style-name="Unused" style:base-cell-address="'tier A'.C2"/>
    </style:style>
    <style:style style:name="ce30"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ADR!.$B$2 &lt;&gt; &quot;yes&quot;)" style:apply-style-name="Unused_20_Left_20_Aligned" style:base-cell-address="'tier A'.D2"/>
    </style:style>
    <style:style style:name="ce31"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B'.B1"/>
    </style:style>
    <style:style style:name="ce32"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B'.B2"/>
    </style:style>
    <style:style style:name="ce33"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B'.C1"/>
    </style:style>
    <style:style style:name="ce34"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B'.C2"/>
    </style:style>
    <style:style style:name="ce35"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B'.D2"/>
    </style:style>
    <style:style style:name="ce36"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C'.B1"/>
    </style:style>
    <style:style style:name="ce37"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C'.B2"/>
    </style:style>
    <style:style style:name="ce38"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C'.C1"/>
    </style:style>
    <style:style style:name="ce39"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C'.C2"/>
    </style:style>
    <style:style style:name="ce40"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C'.D2"/>
    </style:style>
    <style:style style:name="ce41"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D'.B1"/>
    </style:style>
    <style:style style:name="ce42"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D'.B2"/>
    </style:style>
    <style:style style:name="ce43"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D'.C1"/>
    </style:style>
    <style:style style:name="ce44"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D'.C2"/>
    </style:style>
    <style:style style:name="ce45"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D'.D2"/>
    </style:style>
    <style:style style:name="ce46"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E'.B1"/>
    </style:style>
    <style:style style:name="ce47"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E'.B2"/>
    </style:style>
    <style:style style:name="ce48"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E'.C1"/>
    </style:style>
    <style:style style:name="ce49"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E'.C2"/>
    </style:style>
    <style:style style:name="ce50"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E'.D2"/>
    </style:style>
    <style:style style:name="ce51"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F'.B1"/>
    </style:style>
    <style:style style:name="ce52"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F'.B2"/>
    </style:style>
    <style:style style:name="ce53"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F'.C1"/>
    </style:style>
    <style:style style:name="ce54"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F'.C2"/>
    </style:style>
    <style:style style:name="ce55"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F'.D2"/>
    </style:style>
    <style:style style:name="ce56"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EXAMPLE TIER'.B1"/>
    </style:style>
    <style:style style:name="ce57"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EXAMPLE TIER'.B2"/>
    </style:style>
    <style:style style:name="ce58"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EXAMPLE TIER'.$B$2]=&quot;no&quot;)" style:apply-style-name="Unused" style:base-cell-address="'EXAMPLE TIER'.B2"/>
    </style:style>
    <style:style style:name="ce59"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EXAMPLE TIER'.$B$2]=&quot;no&quot;)" style:apply-style-name="Unused_20_Left_20_Aligned" style:base-cell-address="'EXAMPLE TIER'.D2"/>
    </style:style>
    <style:style style:name="ce12" style:family="table-cell" style:parent-style-name="Default">
      <style:table-cell-properties fo:background-color="#0066b3" style:text-align-source="fix" style:repeat-content="false"/>
      <style:paragraph-properties fo:text-align="center" fo:margin-left="0mm"/>
      <style:text-properties fo:color="#ffffff" fo:font-weight="bold" style:font-weight-asian="bold" style:font-weight-complex="bold"/>
    </style:style>
    <style:style style:name="ce61" style:family="table-cell" style:parent-style-name="Default">
      <style:table-cell-properties fo:background-color="#adc5e7" style:text-align-source="fix" style:repeat-content="false" fo:border="0.06pt solid #7da7d8"/>
      <style:paragraph-properties fo:text-align="center" fo:margin-left="0mm"/>
    </style:style>
    <style:style style:name="ce14" style:family="table-cell" style:parent-style-name="Default">
      <style:text-properties fo:color="#ce181e" fo:font-weight="bold" style:font-weight-asian="bold" style:font-weight-complex="bold"/>
    </style:style>
    <style:style style:name="ce15" style:family="table-cell" style:parent-style-name="Default">
      <style:table-cell-properties fo:background-color="#666666" style:text-align-source="fix" style:repeat-content="false"/>
      <style:paragraph-properties fo:text-align="center" fo:margin-left="0mm"/>
      <style:text-properties fo:color="#ffffff" fo:font-weight="bold" style:font-weight-asian="bold" style:font-weight-complex="bold"/>
    </style:style>
    <style:style style:name="ce16" style:family="table-cell" style:parent-style-name="Default">
      <style:table-cell-properties fo:background-color="#eeeeee"/>
    </style:style>
    <style:style style:name="gr1" style:family="graphic">
      <style:graphic-properties draw:stroke="solid" svg:stroke-color="#000000" draw:fill="solid" draw:fill-color="#ffffff" fo:min-height="62.15mm"/>
    </style:style>
    <style:style style:name="gr2" style:family="graphic">
      <style:graphic-properties draw:stroke="solid" svg:stroke-color="#000000" draw:fill="solid" draw:fill-color="#ffffff" fo:min-height="87.65mm"/>
    </style:style>
    <style:style style:name="gr3" style:family="graphic">
      <style:graphic-properties draw:stroke="solid" svg:stroke-width="0mm" svg:stroke-color="#000000" draw:marker-start-width="2mm" draw:marker-end-width="2mm" draw:fill="solid" draw:fill-color="#ffffff" draw:textarea-vertical-align="middle" fo:min-height="48.21mm" fo:padding-top="0mm" fo:padding-bottom="0mm" fo:padding-left="0mm" fo:padding-right="0mm"/>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Liberation Sans"/>
    </style:style>
    <style:style style:name="P3" style:family="paragraph">
      <style:paragraph-properties fo:text-align="start"/>
    </style:style>
    <style:style style:name="T1" style:family="text">
      <style:text-properties style:font-name="Liberation Sans" fo:font-weight="bold" style:font-weight-asian="bold" style:font-weight-complex="bold"/>
    </style:style>
    <style:style style:name="T2" style:family="text">
      <style:text-properties style:font-name="Liberation Sans" fo:font-weight="normal" style:font-weight-asian="normal" style:font-weight-complex="normal"/>
    </style:style>
    <style:style style:name="T3" style:family="text">
      <style:text-properties style:font-name="Liberation San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style:font-name="Liberation Sans" style:text-underline-style="solid" style:text-underline-width="auto" style:text-underline-color="font-color" fo:font-weight="normal" style:font-weight-asian="normal" style:font-weight-complex="normal"/>
    </style:style>
    <style:style style:name="T5" style:family="text">
      <style:text-properties style:font-name="Liberation Sans" fo:font-size="12pt" fo:font-weight="bold" style:font-size-asian="12pt" style:font-weight-asian="bold" style:font-size-complex="12pt" style:font-weight-complex="bold"/>
    </style:style>
    <style:style style:name="T6" style:family="text">
      <style:text-properties style:font-name="Liberation Sans" fo:font-size="12pt" fo:font-weight="normal" style:font-size-asian="12pt" style:font-weight-asian="normal" style:font-size-complex="12pt" style:font-weight-complex="normal"/>
    </style:style>
    <style:style style:name="T7"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0" style:family="text">
      <style:text-properties style:text-outline="false" style:text-line-through-style="none" style:text-line-through-type="none" style:font-name="Liberation Sans" fo:font-size="12pt" fo:language="en" fo:country="US" fo:font-style="italic" fo:text-shadow="none" style:text-underline-style="none" fo:font-weight="normal" style:text-underline-mode="continuous" style:text-overline-mode="continuous" style:text-line-through-mode="continuous" style:font-name-asian="Segoe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 fo:font-size="12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SETTINGS.$B$24:$SETTINGS.$B$25])" table:allow-empty-cell="false" table:display-list="unsorted" table:base-cell-address="'tier F'.B2">
          <table:error-message table:message-type="stop" table:display="true"/>
        </table:content-validation>
        <table:content-validation table:name="val2" table:condition="of:cell-content-is-in-list([$SETTINGS.$A$24:$SETTINGS.$A$27])" table:allow-empty-cell="true" table:display-list="unsorted" table:base-cell-address="'tier F'.C5">
          <table:help-message table:title="Image source" table:display="false">
            <text:p>Direct URLs should end with the file's extension, for example .png or .jpg</text:p>
          </table:help-message>
          <table:error-message table:message-type="stop" table:display="true"/>
        </table:content-validation>
        <table:content-validation table:name="val3" table:base-cell-address="'tier F'.D5">
          <table:help-message table:title="Image source" table:display="false">
            <text:p>Direct URLs should end with the</text:p>
            <text:p>file's extension, for example .png or .jpg</text:p>
          </table:help-message>
          <table:error-message table:message-type="stop" table:display="true"/>
        </table:content-validation>
      </table:content-validations>
      <table:table table:name="tier S"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1" office:value-type="string" calcext:value-type="string">
            <text:p>Include header</text:p>
          </table:table-cell>
          <table:table-cell table:style-name="ce1" office:value-type="string" calcext:value-type="string">
            <text:p>Image source</text:p>
          </table:table-cell>
          <table:table-cell table:style-name="ce1" office:value-type="string" calcext:value-type="string">
            <text:p>Header image</text:p>
          </table:table-cell>
          <table:table-cell table:style-name="ce3" table:number-columns-repeated="1020"/>
        </table:table-row>
        <table:table-row table:style-name="ro1">
          <table:table-cell table:style-name="ce3"/>
          <table:table-cell table:style-name="ce20" table:content-validation-name="val1" office:value-type="string" calcext:value-type="string">
            <text:p>yes</text:p>
          </table:table-cell>
          <table:table-cell table:style-name="ce22" table:content-validation-name="val2" office:value-type="string" calcext:value-type="string">
            <text:p>Google Drive</text:p>
          </table:table-cell>
          <table:table-cell table:style-name="ce25" table:content-validation-name="val3" office:value-type="string" calcext:value-type="string">
            <text:p>1V3vK8HA4hrdby7VHkQwrb6KvlMcXEPTA</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10" office:value-type="string" calcext:value-type="string">
            <text:p>https://myanimelist.net/character/142314/Zeke</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https://drive.google.com/file/d/1olKc6TBJ1kPJa7cKWVp7dNZFwHb_0k8Z/view?usp=sharing</text:p>
          </table:table-cell>
          <table:table-cell table:style-name="ce3" table:number-columns-repeated="1020"/>
        </table:table-row>
        <table:table-row table:style-name="ro1">
          <table:table-cell table:style-name="ce18" office:value-type="float" office:value="2" calcext:value-type="float">
            <text:p>2</text:p>
          </table:table-cell>
          <table:table-cell table:style-name="ce10" office:value-type="string" calcext:value-type="string">
            <text:p>https://myanimelist.net/character/164471/Satoru_Gojou</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D2qo152gH-8j1uSuFMcD6luDjbKKmfsQ</text:p>
          </table:table-cell>
          <table:table-cell table:style-name="ce3" table:number-columns-repeated="1020"/>
        </table:table-row>
        <table:table-row table:style-name="ro1">
          <table:table-cell table:style-name="ce18" office:value-type="float" office:value="3" calcext:value-type="float">
            <text:p>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4" calcext:value-type="float">
            <text:p>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7" calcext:value-type="float">
            <text:p>2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8" calcext:value-type="float">
            <text:p>2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9" calcext:value-type="float">
            <text:p>2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0" calcext:value-type="float">
            <text:p>3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1" calcext:value-type="float">
            <text:p>3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2" calcext:value-type="float">
            <text:p>3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3" calcext:value-type="float">
            <text:p>3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4" calcext:value-type="float">
            <text:p>3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5" calcext:value-type="float">
            <text:p>3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6" calcext:value-type="float">
            <text:p>3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7" calcext:value-type="float">
            <text:p>3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8" calcext:value-type="float">
            <text:p>3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9" calcext:value-type="float">
            <text:p>3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0" calcext:value-type="float">
            <text:p>4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1" calcext:value-type="float">
            <text:p>4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2" calcext:value-type="float">
            <text:p>4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3" calcext:value-type="float">
            <text:p>4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4" calcext:value-type="float">
            <text:p>4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5" calcext:value-type="float">
            <text:p>4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6" calcext:value-type="float">
            <text:p>4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7" calcext:value-type="float">
            <text:p>4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8" calcext:value-type="float">
            <text:p>4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9" calcext:value-type="float">
            <text:p>4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50" calcext:value-type="float">
            <text:p>5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S'.B2:'tier S'.C2">
            <calcext:condition calcext:apply-style-name="Unused" calcext:value="formula-is([$'EXAMPLE TIER'.$B$2]=&quot;no&quot;)" calcext:base-cell-address="'tier S'.B2"/>
          </calcext:conditional-format>
          <calcext:conditional-format calcext:target-range-address="'tier S'.B1:'tier S'.D1">
            <calcext:condition calcext:apply-style-name="Unused Header" calcext:value="formula-is([$'EXAMPLE TIER'.$B$2] = &quot;no&quot;)" calcext:base-cell-address="'tier S'.B1"/>
          </calcext:conditional-format>
          <calcext:conditional-format calcext:target-range-address="'tier S'.D2:'tier S'.D2">
            <calcext:condition calcext:apply-style-name="Unused Left Aligned" calcext:value="formula-is([$'EXAMPLE TIER'.$B$2]=&quot;no&quot;)" calcext:base-cell-address="'tier S'.D2"/>
          </calcext:conditional-format>
        </calcext:conditional-formats>
      </table:table>
      <table:table table:name="tier A"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26" office:value-type="string" calcext:value-type="string">
            <text:p>Include header</text:p>
          </table:table-cell>
          <table:table-cell table:style-name="ce28" office:value-type="string" calcext:value-type="string">
            <text:p>Image source</text:p>
          </table:table-cell>
          <table:table-cell table:style-name="ce28" office:value-type="string" calcext:value-type="string">
            <text:p>Header image</text:p>
          </table:table-cell>
          <table:table-cell table:style-name="ce3" table:number-columns-repeated="1020"/>
        </table:table-row>
        <table:table-row table:style-name="ro1">
          <table:table-cell table:style-name="ce3"/>
          <table:table-cell table:style-name="ce27" table:content-validation-name="val1" office:value-type="string" calcext:value-type="string">
            <text:p>yes</text:p>
          </table:table-cell>
          <table:table-cell table:style-name="ce29" table:content-validation-name="val2" office:value-type="string" calcext:value-type="string">
            <text:p>Google Drive</text:p>
          </table:table-cell>
          <table:table-cell table:style-name="ce30" table:content-validation-name="val3" office:value-type="string" calcext:value-type="string">
            <text:p>1_Ar1fDmwOAPUWUmsIsUAYFDp6n41LonW</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10" office:value-type="string" calcext:value-type="string">
            <text:p>https://myanimelist.net/character/164473/Kento_Nanami</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kiGr2B1y2JbYRr7y3feWzUDYcDL_dDZl</text:p>
          </table:table-cell>
          <table:table-cell table:style-name="ce3" table:number-columns-repeated="1020"/>
        </table:table-row>
        <table:table-row table:style-name="ro1">
          <table:table-cell table:style-name="ce18" office:value-type="float" office:value="2" calcext:value-type="float">
            <text:p>2</text:p>
          </table:table-cell>
          <table:table-cell table:style-name="ce10" office:value-type="string" calcext:value-type="string">
            <text:p>https://myanimelist.net/character/140810/Chika_Fujiwar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ZdVrgjCPnYFCcyD3cxJSpHxOTymqfuO4</text:p>
          </table:table-cell>
          <table:table-cell table:style-name="ce3" table:number-columns-repeated="1020"/>
        </table:table-row>
        <table:table-row table:style-name="ro1">
          <table:table-cell table:style-name="ce18" office:value-type="float" office:value="3" calcext:value-type="float">
            <text:p>3</text:p>
          </table:table-cell>
          <table:table-cell table:style-name="ce10" office:value-type="string" calcext:value-type="string">
            <text:p>https://myanimelist.net/character/31/Hisoka_Morow</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1DAwrJR26kLrsROENfWgeeLRJ3cr0ps6</text:p>
          </table:table-cell>
          <table:table-cell table:style-name="ce3" table:number-columns-repeated="1020"/>
        </table:table-row>
        <table:table-row table:style-name="ro1">
          <table:table-cell table:style-name="ce18" office:value-type="float" office:value="4" calcext:value-type="float">
            <text:p>4</text:p>
          </table:table-cell>
          <table:table-cell table:style-name="ce10" office:value-type="string" calcext:value-type="string">
            <text:p>https://myanimelist.net/character/14/Itachi_Uchih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PX-LaLIudULlwCI56_sTWxAKfdFHbXG2</text:p>
          </table:table-cell>
          <table:table-cell table:style-name="ce3" table:number-columns-repeated="1020"/>
        </table:table-row>
        <table:table-row table:style-name="ro1">
          <table:table-cell table:style-name="ce18" office:value-type="float" office:value="5" calcext:value-type="float">
            <text:p>5</text:p>
          </table:table-cell>
          <table:table-cell table:style-name="ce10" office:value-type="string" calcext:value-type="string">
            <text:p>https://myanimelist.net/character/119413/Yumeko_Jabami</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iS3iW0de1OLTkV-gNnZoFISxIrJx0ZJy</text:p>
          </table:table-cell>
          <table:table-cell table:style-name="ce3" table:number-columns-repeated="1020"/>
        </table:table-row>
        <table:table-row table:style-name="ro1">
          <table:table-cell table:style-name="ce18" office:value-type="float" office:value="6" calcext:value-type="float">
            <text:p>6</text:p>
          </table:table-cell>
          <table:table-cell table:style-name="ce10" office:value-type="string" calcext:value-type="string">
            <text:p>https://myanimelist.net/character/164481/Mahito</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BXHzDWqOLKfIudoFJ78TYWzD2loroKam</text:p>
          </table:table-cell>
          <table:table-cell table:style-name="ce3" table:number-columns-repeated="1020"/>
        </table:table-row>
        <table:table-row table:style-name="ro1">
          <table:table-cell table:style-name="ce18" office:value-type="float" office:value="7" calcext:value-type="float">
            <text:p>7</text:p>
          </table:table-cell>
          <table:table-cell table:style-name="ce10" office:value-type="string" calcext:value-type="string">
            <text:p>https://myanimelist.net/character/71121/Hange_Zo%C3%AB</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Rb0dQHgZiUm9ZjsjquYbzK8tzs0F1EUU</text:p>
          </table:table-cell>
          <table:table-cell table:style-name="ce3" table:number-columns-repeated="1020"/>
        </table:table-row>
        <table:table-row table:style-name="ro1">
          <table:table-cell table:style-name="ce18" office:value-type="float" office:value="8" calcext:value-type="float">
            <text:p>8</text:p>
          </table:table-cell>
          <table:table-cell table:style-name="ce10" office:value-type="string" calcext:value-type="string">
            <text:p>https://myanimelist.net/character/45627/Levi</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OABWZlfEeZxhQCOnpCIZI3Sgs7Gyguq1</text:p>
          </table:table-cell>
          <table:table-cell table:style-name="ce3" table:number-columns-repeated="1020"/>
        </table:table-row>
        <table:table-row table:style-name="ro1">
          <table:table-cell table:style-name="ce18" office:value-type="float" office:value="9" calcext:value-type="float">
            <text:p>9</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7" calcext:value-type="float">
            <text:p>2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8" calcext:value-type="float">
            <text:p>2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9" calcext:value-type="float">
            <text:p>2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0" calcext:value-type="float">
            <text:p>3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1" calcext:value-type="float">
            <text:p>3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2" calcext:value-type="float">
            <text:p>3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3" calcext:value-type="float">
            <text:p>3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4" calcext:value-type="float">
            <text:p>3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5" calcext:value-type="float">
            <text:p>3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6" calcext:value-type="float">
            <text:p>3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7" calcext:value-type="float">
            <text:p>3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8" calcext:value-type="float">
            <text:p>3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9" calcext:value-type="float">
            <text:p>3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0" calcext:value-type="float">
            <text:p>4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1" calcext:value-type="float">
            <text:p>4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2" calcext:value-type="float">
            <text:p>4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3" calcext:value-type="float">
            <text:p>4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4" calcext:value-type="float">
            <text:p>4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5" calcext:value-type="float">
            <text:p>4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6" calcext:value-type="float">
            <text:p>4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7" calcext:value-type="float">
            <text:p>4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8" calcext:value-type="float">
            <text:p>4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9" calcext:value-type="float">
            <text:p>4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50" calcext:value-type="float">
            <text:p>5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A'.C2:'tier A'.C2">
            <calcext:condition calcext:apply-style-name="Unused" calcext:value="formula-is($#ADR!.$B$2 &lt;&gt; &quot;yes&quot;)" calcext:base-cell-address="'tier A'.C2"/>
          </calcext:conditional-format>
          <calcext:conditional-format calcext:target-range-address="'tier A'.C1:'tier A'.D1">
            <calcext:condition calcext:apply-style-name="Unused Header" calcext:value="formula-is($#ADR!.$B$2 &lt;&gt; &quot;yes&quot;)" calcext:base-cell-address="'tier A'.C1"/>
          </calcext:conditional-format>
          <calcext:conditional-format calcext:target-range-address="'tier A'.D2:'tier A'.D2">
            <calcext:condition calcext:apply-style-name="Unused Left Aligned" calcext:value="formula-is($#ADR!.$B$2 &lt;&gt; &quot;yes&quot;)" calcext:base-cell-address="'tier A'.D2"/>
          </calcext:conditional-format>
          <calcext:conditional-format calcext:target-range-address="'tier A'.B2:'tier A'.B2">
            <calcext:condition calcext:apply-style-name="Unused" calcext:value="formula-is([$'EXAMPLE TIER'.$B$2]=&quot;no&quot;)" calcext:base-cell-address="'tier A'.B2"/>
          </calcext:conditional-format>
          <calcext:conditional-format calcext:target-range-address="'tier A'.B1:'tier A'.B1">
            <calcext:condition calcext:apply-style-name="Unused Header" calcext:value="formula-is([$'EXAMPLE TIER'.$B$2] = &quot;no&quot;)" calcext:base-cell-address="'tier A'.B1"/>
          </calcext:conditional-format>
        </calcext:conditional-formats>
      </table:table>
      <table:table table:name="tier B"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31" office:value-type="string" calcext:value-type="string">
            <text:p>Include header</text:p>
          </table:table-cell>
          <table:table-cell table:style-name="ce33" office:value-type="string" calcext:value-type="string">
            <text:p>Image source</text:p>
          </table:table-cell>
          <table:table-cell table:style-name="ce33" office:value-type="string" calcext:value-type="string">
            <text:p>Header image</text:p>
          </table:table-cell>
          <table:table-cell table:style-name="ce3" table:number-columns-repeated="1020"/>
        </table:table-row>
        <table:table-row table:style-name="ro1">
          <table:table-cell table:style-name="ce3"/>
          <table:table-cell table:style-name="ce32" table:content-validation-name="val1" office:value-type="string" calcext:value-type="string">
            <text:p>yes</text:p>
          </table:table-cell>
          <table:table-cell table:style-name="ce34" table:content-validation-name="val2" office:value-type="string" calcext:value-type="string">
            <text:p>Google Drive</text:p>
          </table:table-cell>
          <table:table-cell table:style-name="ce35" table:content-validation-name="val3" office:value-type="string" calcext:value-type="string">
            <text:p>1G2Tyd3mh1MUtjAmxATSJI1-4hHC-EbnP</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10" office:value-type="string" calcext:value-type="string">
            <text:p>https://myanimelist.net/character/35253/Mayuri_Shiin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YpForTJgxWMd2q1OUU-ws6wX8KXjzuHa</text:p>
          </table:table-cell>
          <table:table-cell table:style-name="ce3" table:number-columns-repeated="1020"/>
        </table:table-row>
        <table:table-row table:style-name="ro1">
          <table:table-cell table:style-name="ce18" office:value-type="float" office:value="2" calcext:value-type="float">
            <text:p>2</text:p>
          </table:table-cell>
          <table:table-cell table:style-name="ce10" office:value-type="string" calcext:value-type="string">
            <text:p>https://myanimelist.net/character/2455/Orochimaru</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1CPrt2sD51aarN6op7UYnLzlJxRiscpL</text:p>
          </table:table-cell>
          <table:table-cell table:style-name="ce3" table:number-columns-repeated="1020"/>
        </table:table-row>
        <table:table-row table:style-name="ro1">
          <table:table-cell table:style-name="ce18" office:value-type="float" office:value="3" calcext:value-type="float">
            <text:p>3</text:p>
          </table:table-cell>
          <table:table-cell table:style-name="ce10" office:value-type="string" calcext:value-type="string">
            <text:p>https://myanimelist.net/character/125056/Osamu_Dazai</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mU0JainZPFOi5LhJQE0fp5a-JaZdz2iu</text:p>
          </table:table-cell>
          <table:table-cell table:style-name="ce3" table:number-columns-repeated="1020"/>
        </table:table-row>
        <table:table-row table:style-name="ro1">
          <table:table-cell table:style-name="ce18" office:value-type="float" office:value="4" calcext:value-type="float">
            <text:p>4</text:p>
          </table:table-cell>
          <table:table-cell table:style-name="ce10" office:value-type="string" calcext:value-type="string">
            <text:p>https://myanimelist.net/character/3934/Olivier_Mira_Armstrong</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vkkIl5v5xvYHvHuHI1m7lYD5tnGfoFT_</text:p>
          </table:table-cell>
          <table:table-cell table:style-name="ce3" table:number-columns-repeated="1020"/>
        </table:table-row>
        <table:table-row table:style-name="ro1">
          <table:table-cell table:style-name="ce18" office:value-type="float" office:value="5" calcext:value-type="float">
            <text:p>5</text:p>
          </table:table-cell>
          <table:table-cell table:style-name="ce10" office:value-type="string" calcext:value-type="string">
            <text:p>https://myanimelist.net/character/130214/Sachiko_Fujinum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H439i1CaiBZ3c2Es1NmBbq-t49mUBWRl</text:p>
          </table:table-cell>
          <table:table-cell table:style-name="ce3" table:number-columns-repeated="1020"/>
        </table:table-row>
        <table:table-row table:style-name="ro1">
          <table:table-cell table:style-name="ce18" office:value-type="float" office:value="6" calcext:value-type="float">
            <text:p>6</text:p>
          </table:table-cell>
          <table:table-cell table:style-name="ce10" office:value-type="string" calcext:value-type="string">
            <text:p>https://myanimelist.net/character/370/Ayame_Soum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yRj3QX319pcuDHW4hcCQWvV5f5zZeFZw</text:p>
          </table:table-cell>
          <table:table-cell table:style-name="ce3" table:number-columns-repeated="1020"/>
        </table:table-row>
        <table:table-row table:style-name="ro1">
          <table:table-cell table:style-name="ce18" office:value-type="float" office:value="7" calcext:value-type="float">
            <text:p>7</text:p>
          </table:table-cell>
          <table:table-cell table:style-name="ce10" office:value-type="string" calcext:value-type="string">
            <text:p>https://myanimelist.net/character/369/Hatsuharu_Soum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rlCKgUJW-ci0fPTiXmMP5AWHVkt_dZma</text:p>
          </table:table-cell>
          <table:table-cell table:style-name="ce3" table:number-columns-repeated="1020"/>
        </table:table-row>
        <table:table-row table:style-name="ro1">
          <table:table-cell table:style-name="ce18" office:value-type="float" office:value="8" calcext:value-type="float">
            <text:p>8</text:p>
          </table:table-cell>
          <table:table-cell table:style-name="ce10" office:value-type="string" calcext:value-type="string">
            <text:p>https://myanimelist.net/character/91959/Sakamoto</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WA_zG2imkVWYrQ29X38OBnd4A92yix9U</text:p>
          </table:table-cell>
          <table:table-cell table:style-name="ce3" table:number-columns-repeated="1020"/>
        </table:table-row>
        <table:table-row table:style-name="ro1">
          <table:table-cell table:style-name="ce18" office:value-type="float" office:value="9" calcext:value-type="float">
            <text:p>9</text:p>
          </table:table-cell>
          <table:table-cell table:style-name="ce10" office:value-type="string" calcext:value-type="string">
            <text:p>https://myanimelist.net/character/13085/Jousuke_Higashikat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nDYAKgssod3jqM0SrcWalPehAGAQYbKX</text:p>
          </table:table-cell>
          <table:table-cell table:style-name="ce3" table:number-columns-repeated="1020"/>
        </table:table-row>
        <table:table-row table:style-name="ro1">
          <table:table-cell table:style-name="ce18" office:value-type="float" office:value="10" calcext:value-type="float">
            <text:p>10</text:p>
          </table:table-cell>
          <table:table-cell table:style-name="ce10" office:value-type="string" calcext:value-type="string">
            <text:p>https://myanimelist.net/character/11772/Gyro_Zeppeli</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rwIqaWk4cR9_BSu_G8h-Q3y_p4CLMoAB</text:p>
          </table:table-cell>
          <table:table-cell table:style-name="ce3" table:number-columns-repeated="1020"/>
        </table:table-row>
        <table:table-row table:style-name="ro1">
          <table:table-cell table:style-name="ce18" office:value-type="float" office:value="11" calcext:value-type="float">
            <text:p>1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7" calcext:value-type="float">
            <text:p>2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8" calcext:value-type="float">
            <text:p>2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9" calcext:value-type="float">
            <text:p>2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0" calcext:value-type="float">
            <text:p>3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1" calcext:value-type="float">
            <text:p>3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2" calcext:value-type="float">
            <text:p>3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3" calcext:value-type="float">
            <text:p>3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4" calcext:value-type="float">
            <text:p>3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5" calcext:value-type="float">
            <text:p>3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6" calcext:value-type="float">
            <text:p>3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7" calcext:value-type="float">
            <text:p>3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8" calcext:value-type="float">
            <text:p>3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9" calcext:value-type="float">
            <text:p>3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0" calcext:value-type="float">
            <text:p>4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1" calcext:value-type="float">
            <text:p>4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2" calcext:value-type="float">
            <text:p>4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3" calcext:value-type="float">
            <text:p>4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4" calcext:value-type="float">
            <text:p>4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5" calcext:value-type="float">
            <text:p>4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6" calcext:value-type="float">
            <text:p>4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7" calcext:value-type="float">
            <text:p>4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8" calcext:value-type="float">
            <text:p>4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9" calcext:value-type="float">
            <text:p>4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50" calcext:value-type="float">
            <text:p>5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B'.C2:'tier B'.C2">
            <calcext:condition calcext:apply-style-name="Unused" calcext:value="formula-is(#REF!=&quot;no&quot;)" calcext:base-cell-address="'tier B'.C2"/>
          </calcext:conditional-format>
          <calcext:conditional-format calcext:target-range-address="'tier B'.C1:'tier B'.D1">
            <calcext:condition calcext:apply-style-name="Unused Header" calcext:value="formula-is(#REF! = &quot;no&quot;)" calcext:base-cell-address="'tier B'.C1"/>
          </calcext:conditional-format>
          <calcext:conditional-format calcext:target-range-address="'tier B'.D2:'tier B'.D2">
            <calcext:condition calcext:apply-style-name="Unused Left Aligned" calcext:value="formula-is(#REF!=&quot;no&quot;)" calcext:base-cell-address="'tier B'.D2"/>
          </calcext:conditional-format>
          <calcext:conditional-format calcext:target-range-address="'tier B'.B2:'tier B'.B2">
            <calcext:condition calcext:apply-style-name="Unused" calcext:value="formula-is([$'EXAMPLE TIER'.$B$2]=&quot;no&quot;)" calcext:base-cell-address="'tier B'.B2"/>
          </calcext:conditional-format>
          <calcext:conditional-format calcext:target-range-address="'tier B'.B1:'tier B'.B1">
            <calcext:condition calcext:apply-style-name="Unused Header" calcext:value="formula-is([$'EXAMPLE TIER'.$B$2] = &quot;no&quot;)" calcext:base-cell-address="'tier B'.B1"/>
          </calcext:conditional-format>
        </calcext:conditional-formats>
      </table:table>
      <table:table table:name="tier C"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36" office:value-type="string" calcext:value-type="string">
            <text:p>Include header</text:p>
          </table:table-cell>
          <table:table-cell table:style-name="ce38" office:value-type="string" calcext:value-type="string">
            <text:p>Image source</text:p>
          </table:table-cell>
          <table:table-cell table:style-name="ce38" office:value-type="string" calcext:value-type="string">
            <text:p>Header image</text:p>
          </table:table-cell>
          <table:table-cell table:style-name="ce3" table:number-columns-repeated="1020"/>
        </table:table-row>
        <table:table-row table:style-name="ro1">
          <table:table-cell table:style-name="ce3"/>
          <table:table-cell table:style-name="ce37" table:content-validation-name="val1" office:value-type="string" calcext:value-type="string">
            <text:p>yes</text:p>
          </table:table-cell>
          <table:table-cell table:style-name="ce39" table:content-validation-name="val2" office:value-type="string" calcext:value-type="string">
            <text:p>Google Drive</text:p>
          </table:table-cell>
          <table:table-cell table:style-name="ce40" table:content-validation-name="val3" office:value-type="string" calcext:value-type="string">
            <text:p>https://drive.google.com/file/d/12X7qgiKxmA_9isnV7Wa1gY8VDBE6llfO/view?usp=shari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10" office:value-type="string" calcext:value-type="string">
            <text:p>https://myanimelist.net/character/138197/Haruki_Nakayam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https://drive.google.com/file/d/10GRk-r4jgtrydMtW_PXbLT-9Z7etParo/view?usp=sharing</text:p>
          </table:table-cell>
          <table:table-cell table:style-name="ce3" table:number-columns-repeated="1020"/>
        </table:table-row>
        <table:table-row table:style-name="ro1">
          <table:table-cell table:style-name="ce18" office:value-type="float" office:value="2" calcext:value-type="float">
            <text:p>2</text:p>
          </table:table-cell>
          <table:table-cell table:style-name="ce10" office:value-type="string" calcext:value-type="string">
            <text:p>https://myanimelist.net/character/104059/Shuu_Tsukiyam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https://drive.google.com/file/d/1cYyHMAQAlBmtT7KpGSRz7lM7ZyaPAO1L/view?usp=sharing</text:p>
          </table:table-cell>
          <table:table-cell table:style-name="ce3" table:number-columns-repeated="1020"/>
        </table:table-row>
        <table:table-row table:style-name="ro1">
          <table:table-cell table:style-name="ce18" office:value-type="float" office:value="3" calcext:value-type="float">
            <text:p>3</text:p>
          </table:table-cell>
          <table:table-cell table:style-name="ce10" office:value-type="string" calcext:value-type="string">
            <text:p>https://myanimelist.net/character/2160/Hei</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https://drive.google.com/file/d/1bXovFRt_lnyhKNioNqcKnQ16LGTlTYf2/view?usp=sharing</text:p>
          </table:table-cell>
          <table:table-cell table:style-name="ce3" table:number-columns-repeated="1020"/>
        </table:table-row>
        <table:table-row table:style-name="ro1">
          <table:table-cell table:style-name="ce18" office:value-type="float" office:value="4" calcext:value-type="float">
            <text:p>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7" calcext:value-type="float">
            <text:p>2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8" calcext:value-type="float">
            <text:p>2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9" calcext:value-type="float">
            <text:p>2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0" calcext:value-type="float">
            <text:p>3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1" calcext:value-type="float">
            <text:p>3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2" calcext:value-type="float">
            <text:p>3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3" calcext:value-type="float">
            <text:p>3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4" calcext:value-type="float">
            <text:p>3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5" calcext:value-type="float">
            <text:p>3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6" calcext:value-type="float">
            <text:p>3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7" calcext:value-type="float">
            <text:p>3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8" calcext:value-type="float">
            <text:p>3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9" calcext:value-type="float">
            <text:p>3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0" calcext:value-type="float">
            <text:p>4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1" calcext:value-type="float">
            <text:p>4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2" calcext:value-type="float">
            <text:p>4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3" calcext:value-type="float">
            <text:p>4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4" calcext:value-type="float">
            <text:p>4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5" calcext:value-type="float">
            <text:p>4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6" calcext:value-type="float">
            <text:p>4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7" calcext:value-type="float">
            <text:p>4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8" calcext:value-type="float">
            <text:p>4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9" calcext:value-type="float">
            <text:p>4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50" calcext:value-type="float">
            <text:p>5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C'.C2:'tier C'.C2">
            <calcext:condition calcext:apply-style-name="Unused" calcext:value="formula-is(#REF!=&quot;no&quot;)" calcext:base-cell-address="'tier C'.C2"/>
          </calcext:conditional-format>
          <calcext:conditional-format calcext:target-range-address="'tier C'.C1:'tier C'.D1">
            <calcext:condition calcext:apply-style-name="Unused Header" calcext:value="formula-is(#REF! = &quot;no&quot;)" calcext:base-cell-address="'tier C'.C1"/>
          </calcext:conditional-format>
          <calcext:conditional-format calcext:target-range-address="'tier C'.D2:'tier C'.D2">
            <calcext:condition calcext:apply-style-name="Unused Left Aligned" calcext:value="formula-is(#REF!=&quot;no&quot;)" calcext:base-cell-address="'tier C'.D2"/>
          </calcext:conditional-format>
          <calcext:conditional-format calcext:target-range-address="'tier C'.B2:'tier C'.B2">
            <calcext:condition calcext:apply-style-name="Unused" calcext:value="formula-is([$'EXAMPLE TIER'.$B$2]=&quot;no&quot;)" calcext:base-cell-address="'tier C'.B2"/>
          </calcext:conditional-format>
          <calcext:conditional-format calcext:target-range-address="'tier C'.B1:'tier C'.B1">
            <calcext:condition calcext:apply-style-name="Unused Header" calcext:value="formula-is([$'EXAMPLE TIER'.$B$2] = &quot;no&quot;)" calcext:base-cell-address="'tier C'.B1"/>
          </calcext:conditional-format>
        </calcext:conditional-formats>
      </table:table>
      <table:table table:name="tier D"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41" office:value-type="string" calcext:value-type="string">
            <text:p>Include header</text:p>
          </table:table-cell>
          <table:table-cell table:style-name="ce43" office:value-type="string" calcext:value-type="string">
            <text:p>Image source</text:p>
          </table:table-cell>
          <table:table-cell table:style-name="ce43" office:value-type="string" calcext:value-type="string">
            <text:p>Header image</text:p>
          </table:table-cell>
          <table:table-cell table:style-name="ce3" table:number-columns-repeated="1020"/>
        </table:table-row>
        <table:table-row table:style-name="ro1">
          <table:table-cell table:style-name="ce3"/>
          <table:table-cell table:style-name="ce42" table:content-validation-name="val1" office:value-type="string" calcext:value-type="string">
            <text:p>yes</text:p>
          </table:table-cell>
          <table:table-cell table:style-name="ce44" table:content-validation-name="val2" office:value-type="string" calcext:value-type="string">
            <text:p>Google Drive</text:p>
          </table:table-cell>
          <table:table-cell table:style-name="ce45" table:content-validation-name="val3" office:value-type="string" calcext:value-type="string">
            <text:p>https://drive.google.com/file/d/1nGvhX6_Y6iUNjbGzSfFITWuEWeZY0TwP/view?usp=shari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 calcext:value-type="float">
            <text:p>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3" calcext:value-type="float">
            <text:p>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4" calcext:value-type="float">
            <text:p>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7" calcext:value-type="float">
            <text:p>2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8" calcext:value-type="float">
            <text:p>2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9" calcext:value-type="float">
            <text:p>2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0" calcext:value-type="float">
            <text:p>3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1" calcext:value-type="float">
            <text:p>3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2" calcext:value-type="float">
            <text:p>3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3" calcext:value-type="float">
            <text:p>3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4" calcext:value-type="float">
            <text:p>3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5" calcext:value-type="float">
            <text:p>3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6" calcext:value-type="float">
            <text:p>3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7" calcext:value-type="float">
            <text:p>3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8" calcext:value-type="float">
            <text:p>3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9" calcext:value-type="float">
            <text:p>3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0" calcext:value-type="float">
            <text:p>4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1" calcext:value-type="float">
            <text:p>4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2" calcext:value-type="float">
            <text:p>4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3" calcext:value-type="float">
            <text:p>4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4" calcext:value-type="float">
            <text:p>4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5" calcext:value-type="float">
            <text:p>4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6" calcext:value-type="float">
            <text:p>4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7" calcext:value-type="float">
            <text:p>4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8" calcext:value-type="float">
            <text:p>4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9" calcext:value-type="float">
            <text:p>4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50" calcext:value-type="float">
            <text:p>5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D'.C2:'tier D'.C2">
            <calcext:condition calcext:apply-style-name="Unused" calcext:value="formula-is(#REF!=&quot;no&quot;)" calcext:base-cell-address="'tier D'.C2"/>
          </calcext:conditional-format>
          <calcext:conditional-format calcext:target-range-address="'tier D'.C1:'tier D'.D1">
            <calcext:condition calcext:apply-style-name="Unused Header" calcext:value="formula-is(#REF! = &quot;no&quot;)" calcext:base-cell-address="'tier D'.C1"/>
          </calcext:conditional-format>
          <calcext:conditional-format calcext:target-range-address="'tier D'.D2:'tier D'.D2">
            <calcext:condition calcext:apply-style-name="Unused Left Aligned" calcext:value="formula-is(#REF!=&quot;no&quot;)" calcext:base-cell-address="'tier D'.D2"/>
          </calcext:conditional-format>
          <calcext:conditional-format calcext:target-range-address="'tier D'.B2:'tier D'.B2">
            <calcext:condition calcext:apply-style-name="Unused" calcext:value="formula-is([$'EXAMPLE TIER'.$B$2]=&quot;no&quot;)" calcext:base-cell-address="'tier D'.B2"/>
          </calcext:conditional-format>
          <calcext:conditional-format calcext:target-range-address="'tier D'.B1:'tier D'.B1">
            <calcext:condition calcext:apply-style-name="Unused Header" calcext:value="formula-is([$'EXAMPLE TIER'.$B$2] = &quot;no&quot;)" calcext:base-cell-address="'tier D'.B1"/>
          </calcext:conditional-format>
        </calcext:conditional-formats>
      </table:table>
      <table:table table:name="tier E"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46" office:value-type="string" calcext:value-type="string">
            <text:p>Include header</text:p>
          </table:table-cell>
          <table:table-cell table:style-name="ce48" office:value-type="string" calcext:value-type="string">
            <text:p>Image source</text:p>
          </table:table-cell>
          <table:table-cell table:style-name="ce48" office:value-type="string" calcext:value-type="string">
            <text:p>Header image</text:p>
          </table:table-cell>
          <table:table-cell table:style-name="ce3" table:number-columns-repeated="1020"/>
        </table:table-row>
        <table:table-row table:style-name="ro1">
          <table:table-cell table:style-name="ce3"/>
          <table:table-cell table:style-name="ce47" table:content-validation-name="val1" office:value-type="string" calcext:value-type="string">
            <text:p>yes</text:p>
          </table:table-cell>
          <table:table-cell table:style-name="ce49" table:content-validation-name="val2" office:value-type="string" calcext:value-type="string">
            <text:p>Google Drive</text:p>
          </table:table-cell>
          <table:table-cell table:style-name="ce50" table:content-validation-name="val3" office:value-type="string" calcext:value-type="string">
            <text:p>https://drive.google.com/file/d/1_WW-_IA2bpwkjDCk55FIK-1tZv4E5s8C/view?usp=shari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 calcext:value-type="float">
            <text:p>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3" calcext:value-type="float">
            <text:p>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4" calcext:value-type="float">
            <text:p>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7" calcext:value-type="float">
            <text:p>2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8" calcext:value-type="float">
            <text:p>2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9" calcext:value-type="float">
            <text:p>2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0" calcext:value-type="float">
            <text:p>3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1" calcext:value-type="float">
            <text:p>3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2" calcext:value-type="float">
            <text:p>3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3" calcext:value-type="float">
            <text:p>3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4" calcext:value-type="float">
            <text:p>3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5" calcext:value-type="float">
            <text:p>3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6" calcext:value-type="float">
            <text:p>3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7" calcext:value-type="float">
            <text:p>3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8" calcext:value-type="float">
            <text:p>3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9" calcext:value-type="float">
            <text:p>3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0" calcext:value-type="float">
            <text:p>4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1" calcext:value-type="float">
            <text:p>4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2" calcext:value-type="float">
            <text:p>4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3" calcext:value-type="float">
            <text:p>4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4" calcext:value-type="float">
            <text:p>4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5" calcext:value-type="float">
            <text:p>4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6" calcext:value-type="float">
            <text:p>4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7" calcext:value-type="float">
            <text:p>4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8" calcext:value-type="float">
            <text:p>4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9" calcext:value-type="float">
            <text:p>4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50" calcext:value-type="float">
            <text:p>5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E'.C2:'tier E'.C2">
            <calcext:condition calcext:apply-style-name="Unused" calcext:value="formula-is(#REF!=&quot;no&quot;)" calcext:base-cell-address="'tier E'.C2"/>
          </calcext:conditional-format>
          <calcext:conditional-format calcext:target-range-address="'tier E'.C1:'tier E'.D1">
            <calcext:condition calcext:apply-style-name="Unused Header" calcext:value="formula-is(#REF! = &quot;no&quot;)" calcext:base-cell-address="'tier E'.C1"/>
          </calcext:conditional-format>
          <calcext:conditional-format calcext:target-range-address="'tier E'.D2:'tier E'.D2">
            <calcext:condition calcext:apply-style-name="Unused Left Aligned" calcext:value="formula-is(#REF!=&quot;no&quot;)" calcext:base-cell-address="'tier E'.D2"/>
          </calcext:conditional-format>
          <calcext:conditional-format calcext:target-range-address="'tier E'.B2:'tier E'.B2">
            <calcext:condition calcext:apply-style-name="Unused" calcext:value="formula-is([$'EXAMPLE TIER'.$B$2]=&quot;no&quot;)" calcext:base-cell-address="'tier E'.B2"/>
          </calcext:conditional-format>
          <calcext:conditional-format calcext:target-range-address="'tier E'.B1:'tier E'.B1">
            <calcext:condition calcext:apply-style-name="Unused Header" calcext:value="formula-is([$'EXAMPLE TIER'.$B$2] = &quot;no&quot;)" calcext:base-cell-address="'tier E'.B1"/>
          </calcext:conditional-format>
        </calcext:conditional-formats>
      </table:table>
      <table:table table:name="tier F"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51" office:value-type="string" calcext:value-type="string">
            <text:p>Include header</text:p>
          </table:table-cell>
          <table:table-cell table:style-name="ce53" office:value-type="string" calcext:value-type="string">
            <text:p>Image source</text:p>
          </table:table-cell>
          <table:table-cell table:style-name="ce53" office:value-type="string" calcext:value-type="string">
            <text:p>Header image</text:p>
          </table:table-cell>
          <table:table-cell table:style-name="ce3" table:number-columns-repeated="1020"/>
        </table:table-row>
        <table:table-row table:style-name="ro1">
          <table:table-cell table:style-name="ce3"/>
          <table:table-cell table:style-name="ce52" table:content-validation-name="val1" office:value-type="string" calcext:value-type="string">
            <text:p>yes</text:p>
          </table:table-cell>
          <table:table-cell table:style-name="ce54" table:content-validation-name="val2" office:value-type="string" calcext:value-type="string">
            <text:p>Google Drive</text:p>
          </table:table-cell>
          <table:table-cell table:style-name="ce55" table:content-validation-name="val3" office:value-type="string" calcext:value-type="string">
            <text:p>https://drive.google.com/file/d/1qLWr3O5V5yDAHKKD07I8kWjwfOhFSA3U/view?usp=shari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10" office:value-type="string" calcext:value-type="string">
            <text:p>https://myanimelist.net/character/13/Sasuke_Uchih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https://drive.google.com/file/d/1rVrlAQ47X5e4VUBTSxJwRX3iLeB5LN9X/view?usp=sharing</text:p>
          </table:table-cell>
          <table:table-cell table:style-name="ce3" table:number-columns-repeated="1020"/>
        </table:table-row>
        <table:table-row table:style-name="ro1">
          <table:table-cell table:style-name="ce18" office:value-type="float" office:value="2" calcext:value-type="float">
            <text:p>2</text:p>
          </table:table-cell>
          <table:table-cell table:style-name="ce10" office:value-type="string" calcext:value-type="string">
            <text:p>https://myanimelist.net/character/161283/Kazuya_Kinoshit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https://drive.google.com/file/d/1_-FJ8q3Mk0sL7bHIeveguEZBwev6yZ4w/view?usp=sharing</text:p>
          </table:table-cell>
          <table:table-cell table:style-name="ce3" table:number-columns-repeated="1020"/>
        </table:table-row>
        <table:table-row table:style-name="ro1">
          <table:table-cell table:style-name="ce18" office:value-type="float" office:value="3" calcext:value-type="float">
            <text:p>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4" calcext:value-type="float">
            <text:p>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7" calcext:value-type="float">
            <text:p>2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8" calcext:value-type="float">
            <text:p>2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9" calcext:value-type="float">
            <text:p>2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0" calcext:value-type="float">
            <text:p>3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1" calcext:value-type="float">
            <text:p>3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2" calcext:value-type="float">
            <text:p>3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3" calcext:value-type="float">
            <text:p>3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4" calcext:value-type="float">
            <text:p>3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5" calcext:value-type="float">
            <text:p>3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6" calcext:value-type="float">
            <text:p>3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7" calcext:value-type="float">
            <text:p>3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8" calcext:value-type="float">
            <text:p>3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9" calcext:value-type="float">
            <text:p>3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0" calcext:value-type="float">
            <text:p>4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1" calcext:value-type="float">
            <text:p>4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2" calcext:value-type="float">
            <text:p>4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3" calcext:value-type="float">
            <text:p>4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4" calcext:value-type="float">
            <text:p>4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5" calcext:value-type="float">
            <text:p>4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6" calcext:value-type="float">
            <text:p>4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7" calcext:value-type="float">
            <text:p>4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8" calcext:value-type="float">
            <text:p>4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9" calcext:value-type="float">
            <text:p>4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50" calcext:value-type="float">
            <text:p>5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F'.C2:'tier F'.C2">
            <calcext:condition calcext:apply-style-name="Unused" calcext:value="formula-is(#REF!=&quot;no&quot;)" calcext:base-cell-address="'tier F'.C2"/>
          </calcext:conditional-format>
          <calcext:conditional-format calcext:target-range-address="'tier F'.C1:'tier F'.D1">
            <calcext:condition calcext:apply-style-name="Unused Header" calcext:value="formula-is(#REF! = &quot;no&quot;)" calcext:base-cell-address="'tier F'.C1"/>
          </calcext:conditional-format>
          <calcext:conditional-format calcext:target-range-address="'tier F'.D2:'tier F'.D2">
            <calcext:condition calcext:apply-style-name="Unused Left Aligned" calcext:value="formula-is(#REF!=&quot;no&quot;)" calcext:base-cell-address="'tier F'.D2"/>
          </calcext:conditional-format>
          <calcext:conditional-format calcext:target-range-address="'tier F'.B2:'tier F'.B2">
            <calcext:condition calcext:apply-style-name="Unused" calcext:value="formula-is([$'EXAMPLE TIER'.$B$2]=&quot;no&quot;)" calcext:base-cell-address="'tier F'.B2"/>
          </calcext:conditional-format>
          <calcext:conditional-format calcext:target-range-address="'tier F'.B1:'tier F'.B1">
            <calcext:condition calcext:apply-style-name="Unused Header" calcext:value="formula-is([$'EXAMPLE TIER'.$B$2] = &quot;no&quot;)" calcext:base-cell-address="'tier F'.B1"/>
          </calcext:conditional-format>
        </calcext:conditional-formats>
      </table:table>
      <table:table table:name="EXAMPLE TIER" table:style-name="ta1">
        <office:forms form:automatic-focus="false" form:apply-design-mode="false"/>
        <table:shapes>
          <draw:frame draw:z-index="0" draw:style-name="gr1" draw:text-style-name="P2" svg:width="139.17mm" svg:height="62.15mm" svg:x="283.72mm" svg:y="2.14mm">
            <draw:text-box>
              <text:p text:style-name="P1"><text:span text:style-name="T1"/></text:p>
              <text:p text:style-name="P1"><text:span text:style-name="T1">RECOMMENDED IMAGE SIZES</text:span></text:p>
              <text:p text:style-name="P1"><text:span text:style-name="T1">Header</text:span></text:p>
              <text:p text:style-name="P1"><text:span text:style-name="T2">Width: 1000</text:span></text:p>
              <text:p text:style-name="P1"><text:span text:style-name="T2">Height: 30</text:span></text:p>
              <text:p text:style-name="P1"><text:span text:style-name="T2"/></text:p>
              <text:p text:style-name="P1"><text:span text:style-name="T1">Character</text:span></text:p>
              <text:p text:style-name="P1"><text:span text:style-name="T2">Width: 250</text:span></text:p>
              <text:p text:style-name="P1"><text:span text:style-name="T2">Height: 250</text:span></text:p>
              <text:p text:style-name="P1"><text:span text:style-name="T2"/></text:p>
              <text:p text:style-name="P1"><text:span text:style-name="T2">If you use different sizes, remember to make the </text:span><text:span text:style-name="T3">header width</text:span><text:span text:style-name="T2"> divisible by the </text:span><text:span text:style-name="T4">character width</text:span><text:span text:style-name="T2"> so that the images tile nicely.</text:span></text:p>
            </draw:text-box>
          </draw:frame>
          <draw:frame draw:z-index="1" draw:style-name="gr2" draw:text-style-name="P2" svg:width="139.17mm" svg:height="87.65mm" svg:x="283.36mm" svg:y="66.68mm">
            <draw:text-box>
              <text:p text:style-name="P1"><text:span text:style-name="T1"/></text:p>
              <text:p text:style-name="P1"><text:span text:style-name="T5">IMAGE SOURCE</text:span></text:p>
              <text:p text:style-name="P3"><text:span text:style-name="T5">Direct URL </text:span><text:span text:style-name="T6">Any direct URL to the image. </text:span></text:p>
              <text:p text:style-name="P3"><text:span text:style-name="T5"/></text:p>
              <text:p text:style-name="P3"><text:span text:style-name="T5">Google Drive </text:span><text:span text:style-name="T6">Share link to image placed in Google Drive</text:span><text:span text:style-name="T5"> OR </text:span><text:span text:style-name="T6">just the file ID</text:span><text:span text:style-name="T5">.</text:span><text:span text:style-name="T7"> The file ID can be found in the share link.</text:span></text:p>
              <text:p text:style-name="P3"><text:span text:style-name="T6"><text:tab/></text:span><text:span text:style-name="T8">Example share link:</text:span><text:span text:style-name="T9"> </text:span><text:span text:style-name="T10"><text:a xlink:href="https://drive.google.com/file/d/1olKc6TBJ1kPJa7cKWVp7dNZFwHb_0k8Z/view?usp=sharing" xlink:type="simple">https://drive.google.com/file/d/1olKc6TBJ1kPJa7cKWVp7dNZFwHb_0k8Z/view?usp=sharing</text:a></text:span></text:p>
              <text:p text:style-name="P3"><text:span text:style-name="T10"><text:tab/></text:span><text:span text:style-name="T10">Example file ID: 1olKc6TBJ1kPJa7cKWVp7dNZFwHb_0k8Z</text:span></text:p>
              <text:p text:style-name="P1"><text:span text:style-name="T11"/></text:p>
              <text:p text:style-name="P1"><text:span text:style-name="T11"><text:tab/></text:span><text:span text:style-name="T12">IMPORTANT</text:span><text:span text:style-name="T11">: the image must be set to ‘Anyone With the Link Can View’ in Google Drive. I recommend creating a whole shared folder for character images.</text:span></text:p>
              <text:p text:style-name="P1"><text:span text:style-name="T11"/></text:p>
              <text:p text:style-name="P3"><text:span text:style-name="T11">An upside of using the Google Drive option is that when you update the image in Google Drive the share link and the file ID don’t change so it updates on MAL automatically.</text:span></text:p>
            </draw:text-box>
          </draw:frame>
        </table:shapes>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56" office:value-type="string" calcext:value-type="string">
            <text:p>Include header</text:p>
          </table:table-cell>
          <table:table-cell table:style-name="ce56" office:value-type="string" calcext:value-type="string">
            <text:p>Image source</text:p>
          </table:table-cell>
          <table:table-cell table:style-name="ce56" office:value-type="string" calcext:value-type="string">
            <text:p>Header image</text:p>
          </table:table-cell>
          <table:table-cell table:style-name="ce3" table:number-columns-repeated="1020"/>
        </table:table-row>
        <table:table-row table:style-name="ro1">
          <table:table-cell table:style-name="ce3"/>
          <table:table-cell table:style-name="ce57" table:content-validation-name="val1" office:value-type="string" calcext:value-type="string">
            <text:p>yes</text:p>
          </table:table-cell>
          <table:table-cell table:style-name="ce58" table:content-validation-name="val2" office:value-type="string" calcext:value-type="string">
            <text:p>direct URL</text:p>
          </table:table-cell>
          <table:table-cell table:style-name="ce59" table:content-validation-name="val3" office:value-type="string" calcext:value-type="string">
            <text:p>https://i.postimg.cc/2SpmrDht/S-tier-numbered.p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10" office:value-type="string" calcext:value-type="string">
            <text:p>https://myanimelist.net/character/142314/Zeke</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https://drive.google.com/file/d/1olKc6TBJ1kPJa7cKWVp7dNZFwHb_0k8Z/view?usp=sharing</text:p>
          </table:table-cell>
          <table:table-cell table:style-name="ce3" table:number-columns-repeated="1020"/>
        </table:table-row>
        <table:table-row table:style-name="ro1">
          <table:table-cell table:style-name="ce18" office:value-type="float" office:value="2" calcext:value-type="float">
            <text:p>2</text:p>
          </table:table-cell>
          <table:table-cell table:style-name="ce10" office:value-type="string" calcext:value-type="string">
            <text:p>https://myanimelist.net/character/164471/Satoru_Gojou</text:p>
          </table:table-cell>
          <table:table-cell table:style-name="ce23" table:content-validation-name="val2" office:value-type="string" calcext:value-type="string">
            <text:p>direct URL</text:p>
          </table:table-cell>
          <table:table-cell table:style-name="ce10" table:content-validation-name="val3" office:value-type="string" calcext:value-type="string">
            <text:p>https://i.postimg.cc/hj96KMr8/gojo-eye.png</text:p>
          </table:table-cell>
          <table:table-cell table:style-name="ce3" table:number-columns-repeated="1020"/>
        </table:table-row>
        <table:table-row table:style-name="ro1">
          <table:table-cell table:style-name="ce18" office:value-type="float" office:value="3" calcext:value-type="float">
            <text:p>3</text:p>
          </table:table-cell>
          <table:table-cell table:style-name="ce10" office:value-type="string" calcext:value-type="string">
            <text:p>https://myanimelist.net/character/140810/Chika_Fujiwara</text:p>
          </table:table-cell>
          <table:table-cell table:style-name="ce23" table:content-validation-name="val2" office:value-type="string" calcext:value-type="string">
            <text:p>Google Drive</text:p>
          </table:table-cell>
          <table:table-cell table:style-name="ce10" table:content-validation-name="val3" office:value-type="string" calcext:value-type="string">
            <text:p>1ZdVrgjCPnYFCcyD3cxJSpHxOTymqfuO4</text:p>
          </table:table-cell>
          <table:table-cell table:style-name="ce3" table:number-columns-repeated="1020"/>
        </table:table-row>
        <table:table-row table:style-name="ro1">
          <table:table-cell table:style-name="ce18" office:value-type="float" office:value="4" calcext:value-type="float">
            <text:p>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10"/>
          <table:table-cell table:style-name="ce23" table:content-validation-name="val2"/>
          <table:table-cell table:style-name="ce10"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10"/>
          <table:table-cell table:style-name="ce23" table:content-validation-name="val2"/>
          <table:table-cell table:style-name="ce10"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10"/>
          <table:table-cell table:style-name="ce23" table:content-validation-name="val2"/>
          <table:table-cell table:style-name="ce10"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7" calcext:value-type="float">
            <text:p>2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8" calcext:value-type="float">
            <text:p>2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29" calcext:value-type="float">
            <text:p>2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0" calcext:value-type="float">
            <text:p>3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1" calcext:value-type="float">
            <text:p>3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2" calcext:value-type="float">
            <text:p>3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3" calcext:value-type="float">
            <text:p>3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4" calcext:value-type="float">
            <text:p>3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5" calcext:value-type="float">
            <text:p>3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6" calcext:value-type="float">
            <text:p>3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7" calcext:value-type="float">
            <text:p>3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8" calcext:value-type="float">
            <text:p>3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39" calcext:value-type="float">
            <text:p>3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0" calcext:value-type="float">
            <text:p>4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1" calcext:value-type="float">
            <text:p>41</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2" calcext:value-type="float">
            <text:p>42</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3" calcext:value-type="float">
            <text:p>43</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4" calcext:value-type="float">
            <text:p>44</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5" calcext:value-type="float">
            <text:p>45</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6" calcext:value-type="float">
            <text:p>46</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7" calcext:value-type="float">
            <text:p>47</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8" calcext:value-type="float">
            <text:p>48</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49" calcext:value-type="float">
            <text:p>49</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table-cell table:style-name="ce18" office:value-type="float" office:value="50" calcext:value-type="float">
            <text:p>50</text:p>
          </table:table-cell>
          <table:table-cell table:style-name="ce10"/>
          <table:table-cell table:style-name="ce23" table:content-validation-name="val2"/>
          <table:table-cell table:style-name="ce10"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EXAMPLE TIER'.B2:'EXAMPLE TIER'.C2">
            <calcext:condition calcext:apply-style-name="Unused" calcext:value="formula-is([$'EXAMPLE TIER'.$B$2]=&quot;no&quot;)" calcext:base-cell-address="'EXAMPLE TIER'.B2"/>
          </calcext:conditional-format>
          <calcext:conditional-format calcext:target-range-address="'EXAMPLE TIER'.B1:'EXAMPLE TIER'.D1">
            <calcext:condition calcext:apply-style-name="Unused Header" calcext:value="formula-is([$'EXAMPLE TIER'.$B$2] = &quot;no&quot;)" calcext:base-cell-address="'EXAMPLE TIER'.B1"/>
          </calcext:conditional-format>
          <calcext:conditional-format calcext:target-range-address="'EXAMPLE TIER'.D2:'EXAMPLE TIER'.D2">
            <calcext:condition calcext:apply-style-name="Unused Left Aligned" calcext:value="formula-is([$'EXAMPLE TIER'.$B$2]=&quot;no&quot;)" calcext:base-cell-address="'EXAMPLE TIER'.D2"/>
          </calcext:conditional-format>
        </calcext:conditional-formats>
      </table:table>
      <table:table table:name="SETTINGS" table:style-name="ta1">
        <office:forms form:automatic-focus="false" form:apply-design-mode="false"/>
        <table:shapes>
          <draw:frame draw:z-index="0" draw:style-name="gr3" draw:text-style-name="P2" svg:width="60.41mm" svg:height="48.21mm" svg:x="52.07mm" svg:y="0.79mm">
            <draw:text-box>
              <text:p text:style-name="P1"><text:span text:style-name="T1"/></text:p>
              <text:p text:style-name="P3"><text:span text:style-name="T1">Tier list </text:span><text:span text:style-name="T2">List of tier sheet names in the order they will be displayed.</text:span></text:p>
              <text:p text:style-name="P3"><text:span text:style-name="T2"/></text:p>
              <text:p text:style-name="P3"><text:span text:style-name="T2">If a sheet is not listed here it will not be included in the final BBCode. </text:span></text:p>
              <text:p text:style-name="P1"><text:span text:style-name="T1"/></text:p>
            </draw:text-box>
          </draw:frame>
          <draw:frame draw:z-index="1" draw:style-name="gr3" draw:text-style-name="P2" svg:width="62.17mm" svg:height="48.21mm" svg:x="153.45mm" svg:y="0.52mm">
            <draw:text-box>
              <text:p text:style-name="P1"><text:span text:style-name="T1"/></text:p>
              <text:p text:style-name="P3"><text:span text:style-name="T1">Characters per row </text:span><text:span text:style-name="T2">How many images should be displayed in one row.</text:span></text:p>
              <text:p text:style-name="P3"><text:span text:style-name="T2"/></text:p>
              <text:p text:style-name="P3"><text:span text:style-name="T2">Set to 0 if you want them to tile on their own.</text:span></text:p>
              <text:p text:style-name="P1"><text:span text:style-name="T1"/></text:p>
            </draw:text-box>
          </draw:frame>
        </table:shapes>
        <table:table-column table:style-name="co5" table:default-cell-style-name="ce61"/>
        <table:table-column table:style-name="co4" table:number-columns-repeated="3" table:default-cell-style-name="Default"/>
        <table:table-column table:style-name="co6" table:default-cell-style-name="Default"/>
        <table:table-column table:style-name="co4" table:default-cell-style-name="Default"/>
        <table:table-column table:style-name="co7" table:default-cell-style-name="Default"/>
        <table:table-row table:style-name="ro1">
          <table:table-cell table:style-name="ce12" office:value-type="string" calcext:value-type="string">
            <text:p>Tier list</text:p>
          </table:table-cell>
          <table:table-cell table:number-columns-repeated="3"/>
          <table:table-cell table:style-name="ce12" office:value-type="string" calcext:value-type="string">
            <text:p>Characters per row</text:p>
          </table:table-cell>
          <table:table-cell table:number-columns-repeated="2"/>
        </table:table-row>
        <table:table-row table:style-name="ro1">
          <table:table-cell office:value-type="string" calcext:value-type="string">
            <text:p>tier S</text:p>
          </table:table-cell>
          <table:table-cell table:number-columns-repeated="3"/>
          <table:table-cell table:style-name="ce61" office:value-type="float" office:value="4" calcext:value-type="float">
            <text:p>4</text:p>
          </table:table-cell>
          <table:table-cell table:number-columns-repeated="2"/>
        </table:table-row>
        <table:table-row table:style-name="ro1">
          <table:table-cell office:value-type="string" calcext:value-type="string">
            <text:p>tier A</text:p>
          </table:table-cell>
          <table:table-cell table:number-columns-repeated="6"/>
        </table:table-row>
        <table:table-row table:style-name="ro1">
          <table:table-cell office:value-type="string" calcext:value-type="string">
            <text:p>tier B</text:p>
          </table:table-cell>
          <table:table-cell table:number-columns-repeated="6"/>
        </table:table-row>
        <table:table-row table:style-name="ro1">
          <table:table-cell office:value-type="string" calcext:value-type="string">
            <text:p>tier C</text:p>
          </table:table-cell>
          <table:table-cell table:number-columns-repeated="6"/>
        </table:table-row>
        <table:table-row table:style-name="ro1">
          <table:table-cell office:value-type="string" calcext:value-type="string">
            <text:p>tier D</text:p>
          </table:table-cell>
          <table:table-cell table:number-columns-repeated="6"/>
        </table:table-row>
        <table:table-row table:style-name="ro1">
          <table:table-cell office:value-type="string" calcext:value-type="string">
            <text:p>tier E</text:p>
          </table:table-cell>
          <table:table-cell table:number-columns-repeated="6"/>
        </table:table-row>
        <table:table-row table:style-name="ro1">
          <table:table-cell office:value-type="string" calcext:value-type="string">
            <text:p>tier F</text:p>
          </table:table-cell>
          <table:table-cell table:number-columns-repeated="6"/>
        </table:table-row>
        <table:table-row table:style-name="ro1" table:number-rows-repeated="8">
          <table:table-cell table:number-columns-repeated="7"/>
        </table:table-row>
        <table:table-row table:style-name="ro1" table:number-rows-repeated="5">
          <table:table-cell table:style-name="Default"/>
          <table:table-cell table:number-columns-repeated="6"/>
        </table:table-row>
        <table:table-row table:style-name="ro1">
          <table:table-cell table:style-name="ce14" office:value-type="string" calcext:value-type="string">
            <text:p>DO NOT EDIT BELOW THIS ROW</text:p>
          </table:table-cell>
          <table:table-cell table:number-columns-repeated="6"/>
        </table:table-row>
        <table:table-row table:style-name="ro1">
          <table:table-cell table:style-name="ce15" office:value-type="string" calcext:value-type="string">
            <text:p>Image source</text:p>
          </table:table-cell>
          <table:table-cell table:style-name="ce15" office:value-type="string" calcext:value-type="string">
            <text:p>Choice</text:p>
          </table:table-cell>
          <table:table-cell table:number-columns-repeated="5"/>
        </table:table-row>
        <table:table-row table:style-name="ro1">
          <table:table-cell table:style-name="ce16" office:value-type="string" calcext:value-type="string">
            <text:p>direct URL</text:p>
          </table:table-cell>
          <table:table-cell table:style-name="ce16" office:value-type="string" calcext:value-type="string">
            <text:p>yes</text:p>
          </table:table-cell>
          <table:table-cell table:number-columns-repeated="5"/>
        </table:table-row>
        <table:table-row table:style-name="ro1">
          <table:table-cell table:style-name="ce16" office:value-type="string" calcext:value-type="string">
            <text:p>Google Drive</text:p>
          </table:table-cell>
          <table:table-cell table:style-name="ce16" office:value-type="string" calcext:value-type="string">
            <text:p>no</text:p>
          </table:table-cell>
          <table:table-cell table:number-columns-repeated="5"/>
        </table:table-row>
        <table:table-row table:style-name="ro1">
          <table:table-cell table:style-name="ce16" table:number-columns-repeated="2"/>
          <table:table-cell table:number-columns-repeated="5"/>
        </table:table-row>
        <table:table-row table:style-name="ro1">
          <table:table-cell table:style-name="ce16" table:number-columns-repeated="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1" fo:font-family="'Liberation Sans'" style:font-style-name="Regular"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35mm" fo:padding-left="0.35mm" fo:padding-right="3.35mm" fo:padding-top="0.35mm"/>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35mm" style:vertical-align="automatic"/>
      <style:paragraph-properties fo:text-align="center"/>
    </style:style>
    <style:style style:name="Unused" style:family="table-cell" style:parent-style-name="Default">
      <style:table-cell-properties fo:background-color="#eeeeee" style:text-align-source="fix" style:repeat-content="false" fo:wrap-option="no-wrap"/>
      <style:paragraph-properties fo:text-align="center" fo:margin-left="0mm"/>
    </style:style>
    <style:style style:name="Unused_20_Header" style:display-name="Unused Header" style:family="table-cell" style:parent-style-name="Default">
      <style:table-cell-properties fo:background-color="#666666" style:text-align-source="fix" style:repeat-content="false" fo:wrap-option="no-wrap"/>
      <style:paragraph-properties fo:text-align="center" fo:margin-left="0mm"/>
      <style:text-properties fo:color="#ffffff" fo:font-weight="bold" style:font-weight-asian="bold" style:font-weight-complex="bold"/>
    </style:style>
    <style:style style:name="Unused_20_Left_20_Aligned" style:display-name="Unused Left Aligned" style:family="table-cell" style:parent-style-name="Default">
      <style:table-cell-properties fo:background-color="#eeeeee" style:text-align-source="fix" style:repeat-content="false" fo:wrap-option="no-wrap"/>
      <style:paragraph-properties fo:text-align="start" fo:margin-left="0mm"/>
    </style:style>
  </office:styles>
  <office:automatic-styles>
    <style:page-layout style:name="Mpm1">
      <style:page-layout-properties fo:page-width="215.9mm" fo:page-height="279.4mm" style:table-centering="horizontal"/>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fo:page-width="279.4mm" fo:page-height="215.9mm" style:num-format="1" style:print-orientation="landscape" style:table-centering="horizontal"/>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mm"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Albany"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4-21">00.00.0000</text:date></text:span><text:span text:style-name="MT1">, </text:span><text:span text:style-name="MT1"><text:time style:data-style-name="N2" text:time-value="18:47:06.519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2.1$Windows_X86_64 LibreOffice_project/f7f06a8f319e4b62f9bc5095aa112a65d2f3ac89</meta:generator>
    <dc:date>2021-04-21T22:10:19.881000000</dc:date>
    <meta:editing-duration>PT13H20M54S</meta:editing-duration>
    <meta:editing-cycles>68</meta:editing-cycles>
    <meta:document-statistic meta:table-count="9" meta:cell-count="581" meta:object-count="4"/>
  </office:meta>
</office:document-meta>
</file>